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ämpfen:</text:p>
      <text:p text:style-name="Standard">Skills:</text:p>
      <text:list xml:id="list9191252693209086690" text:style-name="L1">
        <text:list-item>
          <text:p text:style-name="P1">Light Strike → AOE vor dir schlag in den Boden, Gegner taumeln kurz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3T22:27:10.73</meta:creation-date>
    <meta:document-statistic meta:table-count="0" meta:image-count="0" meta:object-count="0" meta:page-count="1" meta:paragraph-count="3" meta:word-count="16" meta:character-count="83"/>
    <dc:date>2019-11-14T00:57:44.32</dc:date>
    <meta:editing-duration>PT2H15M13S</meta:editing-duration>
    <meta:editing-cycles>1</meta:editing-cycles>
    <meta:generator>OpenOffice/4.1.6$Win32 OpenOffice.org_project/416m1$Build-9790</meta:generator>
  </office:meta>
</office:document-meta>
</file>